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weight="bold" officeooo:rsid="00276dc1" officeooo:paragraph-rsid="000f1a2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740a3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40a3" officeooo:paragraph-rsid="000740a3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58415" officeooo:paragraph-rsid="0005841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58415" officeooo:paragraph-rsid="0005841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58415" officeooo:paragraph-rsid="0008df83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058415" officeooo:paragraph-rsid="000b72ec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0740a3" officeooo:paragraph-rsid="000740a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276dc1" officeooo:paragraph-rsid="000f1a21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58415" officeooo:paragraph-rsid="00058415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b72ec"/>
    </style:style>
    <style:style style:name="P12" style:family="paragraph" style:parent-style-name="Standard">
      <style:paragraph-properties fo:text-align="start" style:justify-single-word="false"/>
      <style:text-properties fo:color="#c9211e" loext:opacity="100%" fo:font-size="18pt" fo:font-weight="bold" officeooo:rsid="00058415" officeooo:paragraph-rsid="0005841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4pt" fo:font-weight="bold" officeooo:rsid="00058415" officeooo:paragraph-rsid="00058415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4pt" fo:font-weight="bold" officeooo:rsid="00058415" officeooo:paragraph-rsid="000f1a21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0740a3" officeooo:paragraph-rsid="001201df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rsid="00058415" officeooo:paragraph-rsid="00058415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058415" officeooo:paragraph-rsid="001201d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058415" officeooo:paragraph-rsid="000ad717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262a8a" officeooo:paragraph-rsid="001201df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weight="normal" officeooo:rsid="00058415" officeooo:paragraph-rsid="00058415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fo:font-weight="normal" officeooo:rsid="000740a3" officeooo:paragraph-rsid="000740a3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fo:font-weight="normal" officeooo:rsid="001201df" officeooo:paragraph-rsid="001201df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24pt" fo:font-weight="bold" officeooo:rsid="00058415" officeooo:paragraph-rsid="00058415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loext:opacity="100%" fo:font-size="18pt" fo:font-weight="bold" officeooo:rsid="000f1a21" officeooo:paragraph-rsid="000f1a21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9211e" loext:opacity="100%" fo:font-size="18pt" fo:font-weight="bold" officeooo:rsid="000f1a21" officeooo:paragraph-rsid="001201df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c9211e" loext:opacity="100%" fo:font-size="18pt" fo:font-weight="bold" officeooo:rsid="001201df" officeooo:paragraph-rsid="001201df" style:font-size-asian="18pt" style:font-weight-asian="bold" style:font-size-complex="18pt" style:font-weight-complex="bold"/>
    </style:style>
    <style:style style:name="T1" style:family="text">
      <style:text-properties fo:font-size="18pt" fo:font-weight="bold" officeooo:rsid="00058415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weight-asian="bold" style:font-size-complex="18pt" style:font-weight-complex="bold"/>
    </style:style>
    <style:style style:name="T3" style:family="text">
      <style:text-properties fo:font-size="18pt" officeooo:rsid="000740a3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0740a3" style:font-size-asian="18pt" style:font-weight-asian="normal" style:font-size-complex="18pt" style:font-weight-complex="normal"/>
    </style:style>
    <style:style style:name="T7" style:family="text">
      <style:text-properties fo:font-size="18pt" fo:font-weight="normal" officeooo:rsid="0008df83" style:font-size-asian="18pt" style:font-weight-asian="normal" style:font-size-complex="18pt" style:font-weight-complex="normal"/>
    </style:style>
    <style:style style:name="T8" style:family="text">
      <style:text-properties fo:font-size="18pt" fo:font-weight="normal" officeooo:rsid="00058415" style:font-size-asian="18pt" style:font-weight-asian="normal" style:font-size-complex="18pt" style:font-weight-complex="normal"/>
    </style:style>
    <style:style style:name="T9" style:family="text">
      <style:text-properties fo:font-size="18pt" fo:font-weight="normal" officeooo:rsid="00262a8a" style:font-size-asian="18pt" style:font-weight-asian="normal" style:font-size-complex="18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8c56" style:font-weight-asian="normal" style:font-weight-complex="normal"/>
    </style:style>
    <style:style style:name="T12" style:family="text">
      <style:text-properties fo:font-weight="normal" officeooo:rsid="0029aadd" style:font-weight-asian="normal" style:font-weight-complex="normal"/>
    </style:style>
    <style:style style:name="T13" style:family="text">
      <style:text-properties fo:font-weight="normal" officeooo:rsid="001201df" style:font-weight-asian="normal" style:font-weight-complex="normal"/>
    </style:style>
    <style:style style:name="T14" style:family="text">
      <style:text-properties fo:font-weight="normal" officeooo:rsid="001b1d82" style:font-weight-asian="normal" style:font-weight-complex="normal"/>
    </style:style>
    <style:style style:name="T15" style:family="text">
      <style:text-properties fo:font-weight="normal" officeooo:rsid="00180c6b" style:font-weight-asian="normal" style:font-weight-complex="normal"/>
    </style:style>
    <style:style style:name="T16" style:family="text">
      <style:text-properties fo:font-weight="normal" officeooo:rsid="002881f0" style:font-weight-asian="normal" style:font-weight-complex="normal"/>
    </style:style>
    <style:style style:name="T17" style:family="text">
      <style:text-properties officeooo:rsid="001b1d82"/>
    </style:style>
    <style:style style:name="T18" style:family="text">
      <style:text-properties officeooo:rsid="000f1a21"/>
    </style:style>
    <style:style style:name="T19" style:family="text">
      <style:text-properties fo:color="#c9211e" loext:opacity="100%" fo:font-weight="normal" style:font-weight-asian="normal" style:font-weight-complex="normal"/>
    </style:style>
    <style:style style:name="T20" style:family="text">
      <style:text-properties fo:color="#c9211e" loext:opacity="100%" fo:font-weight="normal" officeooo:rsid="00108c56" style:font-weight-asian="normal" style:font-weight-complex="normal"/>
    </style:style>
    <style:style style:name="T21" style:family="text">
      <style:text-properties officeooo:rsid="00217068"/>
    </style:style>
    <style:style style:name="T22" style:family="text">
      <style:text-properties officeooo:rsid="00108c56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text-underline-style="none" fo:font-weight="normal" officeooo:rsid="00180c6b" style:font-weight-asian="normal" style:font-weight-complex="normal"/>
    </style:style>
    <style:style style:name="T25" style:family="text">
      <style:text-properties style:text-underline-style="none" fo:font-weight="normal" officeooo:rsid="002881f0" style:font-weight-asian="normal" style:font-weight-complex="normal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80c6b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881f0" style:font-size-asian="12pt" style:font-weight-asian="normal" style:font-size-complex="12pt" style:font-weight-complex="normal"/>
    </style:style>
    <style:style style:name="T29" style:family="text">
      <style:text-properties officeooo:rsid="000740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ORMALIZACIÓN <text:span text:style-name="T18">DE </text:span><text:span text:style-name="T21">MIRAVEREDA</text:span></text:p>
      <text:p text:style-name="P4"/>
      <text:p text:style-name="P13">Primera forma normal (1FN)</text:p>
      <text:p text:style-name="P5"/>
      <text:p text:style-name="P5"/>
      <text:p text:style-name="P26">ATRIBUTO EMAIL QUITADO PARA CREAR TABLA</text:p>
      <text:p text:style-name="P15">Cliente: <text:span text:style-name="T10">(nombre, apellidos, contraseña,domicilio,</text:span></text:p>
      <text:p text:style-name="P15"><text:span text:style-name="T10"><text:s/>código_postal, fecha_nacimiento y id_</text:span><text:span text:style-name="T24">conteAudio</text:span><text:span text:style-name="T25">vi</text:span><text:span text:style-name="T10">)</text:span></text:p>
      <text:p text:style-name="P8">C.P: <text:span text:style-name="T10">id_cliente</text:span></text:p>
      <text:p text:style-name="P15">C.Aj:<text:span text:style-name="T10">id_</text:span><text:span text:style-name="T24">conteAudio</text:span><text:span text:style-name="T25">vi</text:span><text:span text:style-name="T10"> → Contenido Visual(id)</text:span></text:p>
      <text:p text:style-name="P21"/>
      <text:p text:style-name="P21"/>
      <text:p text:style-name="P26">TABLA AÑADIDA</text:p>
      <text:p text:style-name="P22"><text:span text:style-name="T23">Lista_emails</text:span>:(<text:span text:style-name="T29">email</text:span>) </text:p>
      <text:p text:style-name="P22"><text:span text:style-name="T23">C.P</text:span>:<text:span text:style-name="T29">id_cliente</text:span></text:p>
      <text:p text:style-name="P5"/>
      <text:p text:style-name="P5"/>
      <text:p text:style-name="P5"/>
      <text:p text:style-name="P13">Segunda forma normal (2FN)</text:p>
      <text:p text:style-name="P5"/>
      <text:p text:style-name="P24">NADA HA SIDO MODIFICADO</text:p>
      <text:p text:style-name="P7"/>
      <text:p text:style-name="P7"/>
      <text:p text:style-name="P13">Tercera forma normal (3FN)</text:p>
      <text:p text:style-name="P13"/>
      <text:p text:style-name="P25">NADA HA SIDO MODIFICA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8:52:46.387066414</meta:creation-date>
    <meta:generator>LibreOffice/7.5.2.2$Windows_X86_64 LibreOffice_project/53bb9681a964705cf672590721dbc85eb4d0c3a2</meta:generator>
    <dc:date>2024-05-15T10:32:33.990000000</dc:date>
    <meta:editing-duration>PT2H15M57S</meta:editing-duration>
    <meta:editing-cycles>5</meta:editing-cycles>
    <meta:document-statistic meta:table-count="0" meta:image-count="0" meta:object-count="0" meta:page-count="1" meta:paragraph-count="14" meta:word-count="47" meta:character-count="397" meta:non-whitespace-character-count="362"/>
  </office:meta>
</office:document-meta>
</file>